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58ce1" officeooo:paragraph-rsid="00158ce1" style:font-size-asian="18pt" style:font-size-complex="18pt"/>
    </style:style>
    <style:style style:name="P2" style:family="paragraph" style:parent-style-name="Standard">
      <style:text-properties fo:font-size="18pt" officeooo:rsid="00170035" officeooo:paragraph-rsid="00170035" style:font-size-asian="18pt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 1:</text:p>
      <text:p text:style-name="P1"/>
      <text:p text:style-name="P1">1) Create a new folder mywebsite</text:p>
      <text:p text:style-name="P1">2) Initialize an empty GIT repository there</text:p>
      <text:p text:style-name="P1">3a) Download three images from Google Advanced Image search with medium size and topic is “sun”, “mountain” and “skiing”.</text:p>
      <text:p text:style-name="P1">3b) Save them as sun.jpg, mountain.jpg and skiing.jpg</text:p>
      <text:p text:style-name="P1">4) Do your first commit.</text:p>
      <text:p text:style-name="P1">5) Add two folders /image and /code</text:p>
      <text:p text:style-name="P1">6) Move the images into /image</text:p>
      <text:p text:style-name="P1">7) Go into the /code folder</text:p>
      <text:p text:style-name="P1">8) Create a new file there index.html</text:p>
      <text:p text:style-name="P1">9) Add the lines:</text:p>
      <text:p text:style-name="P1"/>
      <text:p text:style-name="P1">&lt;html&gt;</text:p>
      <text:p text:style-name="P1"><text:tab/>&lt;head&gt;&lt;/head&gt;</text:p>
      <text:p text:style-name="P1"><text:tab/>&lt;body&gt;</text:p>
      <text:p text:style-name="P1"><text:tab/><text:tab/>&lt;img src=”../image/sun.jpg” /&gt;</text:p>
      <text:p text:style-name="P1"><text:tab/><text:tab/>&lt;img src=”../image/mountain.jpg” /&gt;</text:p>
      <text:p text:style-name="P1"><text:tab/><text:tab/>&lt;img src=”../image/skiing.jpg” /&gt;</text:p>
      <text:p text:style-name="P1"><text:tab/>&lt;/body&gt;</text:p>
      <text:p text:style-name="P1">&lt;/html&gt;</text:p>
      <text:p text:style-name="P1"/>
      <text:p text:style-name="P1">10) Open index.html with Chrome</text:p>
      <text:p text:style-name="P1">11) Do your second commit.</text:p>
      <text:p text:style-name="P2">12) Edit index.html and add &lt;title&gt;Learning Git&lt;/title&gt; between the &lt;head&gt; and the &lt;/head&gt;</text:p>
      <text:p text:style-name="P2">13) Move the /image folder into the /code folder.</text:p>
      <text:p text:style-name="P2">14) Delete skiing.jpg</text:p>
      <text:p text:style-name="P2">15) Commit again. The commit’s name is “Title initially defined here”</text:p>
      <text:p text:style-name="P2">16) Open up index.html with Chrome</text:p>
      <text:p text:style-name="P2">17) Edit index.html and update the paths to not see the broken image symbol.</text:p>
      <text:p text:style-name="P2">18) Commit.</text:p>
      <text:p text:style-name="P2"><text:soft-page-break/>19) Create a new Github repository “learning_git” and push your code.</text:p>
      <text:p text:style-name="P1"><text:tab/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4:23:27.351020873</meta:creation-date>
    <dc:date>2018-03-21T14:29:48.897176789</dc:date>
    <meta:editing-duration>PT6M2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30" meta:word-count="170" meta:character-count="1050" meta:non-whitespace-character-count="898"/>
  </office:meta>
</office:document-meta>
</file>